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fo:font-weight="bold" style:font-weight-asian="bold" style:font-weight-complex="bold"/>
    </style:style>
    <style:style style:name="P3" style:family="paragraph" style:parent-style-name="Standard">
      <style:text-properties style:font-name="Tahoma" fo:font-size="10.5pt" style:font-size-asian="10.5pt" style:font-size-complex="10.5pt"/>
    </style:style>
    <style:style style:name="P4" style:family="paragraph" style:parent-style-name="Standard">
      <style:text-properties style:font-name="Tahoma" fo:font-size="10.5pt" officeooo:rsid="0019fb54" officeooo:paragraph-rsid="0019fb54" style:font-size-asian="10.5pt" style:font-size-complex="10.5pt"/>
    </style:style>
    <style:style style:name="P5" style:family="paragraph" style:parent-style-name="Standard">
      <style:text-properties style:font-name="Tahoma" fo:font-size="10.5pt" fo:font-style="normal" style:font-size-asian="10.5pt" style:font-style-asian="normal" style:font-size-complex="10.5pt" style:font-style-complex="normal"/>
    </style:style>
    <style:style style:name="P6" style:family="paragraph" style:parent-style-name="Standard">
      <style:text-properties style:font-name="Tahom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fo:font-size="10.5pt" style:font-size-asian="10.5pt" style:font-size-complex="10.5pt"/>
    </style:style>
    <style:style style:name="T1" style:family="text">
      <style:text-properties officeooo:rsid="0017f1a5"/>
    </style:style>
    <style:style style:name="T2" style:family="text">
      <style:text-properties officeooo:rsid="0019a7e0"/>
    </style:style>
    <style:style style:name="T3" style:family="text">
      <style:text-properties officeooo:rsid="0019fb54"/>
    </style:style>
    <style:style style:name="T4" style:family="text">
      <style:text-properties style:font-name="Tahoma"/>
    </style:style>
    <style:style style:name="T5" style:family="text">
      <style:text-properties style:font-name="Tahoma" fo:font-weight="bold" style:font-weight-asian="bold" style:font-weight-complex="bold"/>
    </style:style>
    <style:style style:name="T6" style:family="text">
      <style:text-properties style:font-name="Tahoma" fo:font-weight="bold" officeooo:rsid="0019fb5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 - </text:span>Como é a visão do sistema de arquivos por conta do usuário e por conta do Sistema Operacional?</text:p>
      <text:p text:style-name="P5">1- <text:s/>Ponto de vista do usuário (alto nível):</text:p>
      <text:p text:style-name="P5">Interface -&gt; como os arquivos aparecem</text:p>
      <text:p text:style-name="P5">Como são nomeados e protegidos</text:p>
      <text:p text:style-name="P5">Operações que podem ser realizadas.</text:p>
      <text:p text:style-name="P5">2 - Ponto de vista do Sistema Operacional (baixo nível)</text:p>
      <text:p text:style-name="P5">Como arquivos são armazenados fisicamente.</text:p>
      <text:p text:style-name="P5">Como arquivos são referenciados (links).</text:p>
      <text:p text:style-name="P1"/>
      <text:p text:style-name="P2"><text:span text:style-name="T3">2 - </text:span>Quais caracteres são permitidos e quais não são para os nomes de arquivos?</text:p>
      <text:p text:style-name="P3">Permitidos: A-Z, a-z, 0-9, $, %, ‘, @, {,}, ~, `,!,#,(,),&amp;</text:p>
      <text:p text:style-name="P3">Não permitidos: ?,*,/,\,”,|,&lt;,&gt;,:</text:p>
      <text:p text:style-name="P3"/>
      <text:p text:style-name="P6"><text:span text:style-name="T3">3 - </text:span>Quais as diferenças para a geração de nomes de arquivos no Linux e no Ms-dos?</text:p>
      <text:p text:style-name="P3">Linux é sensível e MS-DOS não, ou seja, no Linux há diferença entre letras maiúsculas e minúsculas, no Ms-dos não.</text:p>
      <text:p text:style-name="P3"/>
      <text:p text:style-name="Standard"><text:span text:style-name="T6">4 - </text:span><text:span text:style-name="T5">Faça uma pesquisa sobre extensão de nome de arquivos, e cite 5 diferentes das que foram apresentadas na video aula.</text:span></text:p>
      <text:p text:style-name="P3">exe – é um tipo de arquivo usado no Windows para designar um aplicativo ou um programa executável.</text:p>
      <text:p text:style-name="P3">zip – Indica um arquivo compactado com outros arquivos ou pastas.</text:p>
      <text:p text:style-name="P3">xls – Este tipo de arquivo é usado pelo Excel para criar e editar planilhas.</text:p>
      <text:p text:style-name="P3">jpg - É o principal formato de arquivos de imagens digitais atualmente. </text:p>
      <text:p text:style-name="P3">mp3 – formato de arquivos de áudio.</text:p>
      <text:p text:style-name="P4"/>
      <text:p text:style-name="Standard"><text:span text:style-name="T6">5 - </text:span><text:span text:style-name="T5">Quais as formas que um arquivo pode ser estruturada?</text:span></text:p>
      <text:p text:style-name="P3">Sequência não estruturada de bytes.</text:p>
      <text:p text:style-name="P3">Sequência de registros de tamanho fixo.</text:p>
      <text:p text:style-name="P3">Árvore de registros (tamanho variado).</text:p>
      <text:p text:style-name="P3"/>
      <text:p text:style-name="Standard"><text:span text:style-name="T6">6 - </text:span><text:span text:style-name="T5">Quais São os tipos de arquivos que podemos ter?</text:span></text:p>
      <text:p text:style-name="P3">Arquivos regulares -&gt; informações dos usuários. (ASCII, BINÁRIO)</text:p>
      <text:p text:style-name="P3">Diretórios -&gt; <text:s/>arquivos pra estruturar o sistema de arquivos.</text:p>
      <text:p text:style-name="P3">Arquivos do sistema -&gt; /proc, /dev.</text:p>
      <text:p text:style-name="P3"/>
      <text:p text:style-name="Standard"><text:span text:style-name="T6">7 - </text:span><text:span text:style-name="T5">Nos sistemas antigos como eram feitos os acessos aos arquivos?</text:span></text:p>
      <text:p text:style-name="P3">Apenas acesso sequencial no disco.</text:p>
      <text:p text:style-name="P3">Leitura em ordem byte a byte (registro a registro)</text:p>
      <text:p text:style-name="P1"/>
      <text:p text:style-name="Standard"><text:span text:style-name="T6">8 - </text:span><text:span text:style-name="T5">Quais operações podemos efetuar sobre um arquivo?</text:span></text:p>
      <text:p text:style-name="P3">Create: o arquivo é criado sem dados.</text:p>
      <text:p text:style-name="P3">Delete: o arquivo é removido do disco.</text:p>
      <text:p text:style-name="P3">Open: permite que o SO busque os atributos e lista dos endereços do disco de memória.</text:p>
      <text:p text:style-name="P3">Close: libera o espaço ocupado por open. Também força que o último bloco de dados seja escrito no disco.</text:p>
      <text:p text:style-name="P3">Read: lê o arquivo para um buffer.</text:p>
      <text:p text:style-name="P3">Write: escreve dados no arquivo.</text:p>
      <text:p text:style-name="P3">Append: escreve dados ao final do arquivo.</text:p>
      <text:p text:style-name="P3">Seek: para acesso aleatório – procura dados.</text:p>
      <text:p text:style-name="P3"><text:soft-page-break/>Get attributes: obtém os atributos de um arquivo.</text:p>
      <text:p text:style-name="P3">Set atributes: muda alguns dos atributos do arquivo.</text:p>
      <text:p text:style-name="P3">Rename: muda o nome do arquivo.</text:p>
      <text:p text:style-name="P1"/>
      <text:p text:style-name="Standard"><text:span text:style-name="T6">9 - </text:span><text:span text:style-name="T5">O que são os diretórios e como podem ser organizados?</text:span></text:p>
      <text:p text:style-name="P3"><text:span text:style-name="T1">São as pastas/arquivos.</text:span> El<text:span text:style-name="T2">a</text:span>s mantém a estrutura do sistema de arquivos e podem ser organizados da seguinte maneira:</text:p>
      <text:list xml:id="list3593227521" text:style-name="L1">
        <text:list-item>
          <text:p text:style-name="P7"><text:span text:style-name="T4">Nível único </text:span></text:p>
        </text:list-item>
        <text:list-item>
          <text:p text:style-name="P7"><text:span text:style-name="T4">Dois níveis </text:span></text:p>
        </text:list-item>
        <text:list-item>
          <text:p text:style-name="P7"><text:span text:style-name="T4">Hierárquic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3:52:12.877697275</meta:creation-date>
    <dc:date>2020-04-01T15:16:32.090090061</dc:date>
    <meta:editing-duration>PT23M5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47" meta:word-count="441" meta:character-count="2550" meta:non-whitespace-character-count="2149"/>
  </office:meta>
</office:document-meta>
</file>